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dint.h&gt;</text:p>
      <text:p text:style-name="Standard">#include "rectangle.h"</text:p>
      <text:p text:style-name="Standard"/>
      <text:p text:style-name="Standard">void main()</text:p>
      <text:p text:style-name="Standard">{</text:p>
      <text:p text:style-name="Standard"><text:tab/>int i, j;</text:p>
      <text:p text:style-name="Standard"><text:tab/>uint32_t main_key[] = {<text:tab/>0xFFFFFFFF,</text:p>
      <text:p text:style-name="Standard"><text:tab/><text:tab/><text:tab/><text:tab/><text:tab/><text:tab/><text:tab/>0xFFFFFFFF,</text:p>
      <text:p text:style-name="Standard"><text:tab/><text:tab/><text:tab/><text:tab/><text:tab/><text:tab/><text:tab/>0xFFFFFFFF,</text:p>
      <text:p text:style-name="Standard"><text:tab/><text:tab/><text:tab/><text:tab/><text:tab/><text:tab/><text:tab/>0xFFFFFFFF</text:p>
      <text:p text:style-name="Standard"><text:tab/><text:tab/><text:tab/><text:tab/><text:tab/><text:tab/>};</text:p>
      <text:p text:style-name="Standard"/>
      <text:p text:style-name="Standard"><text:tab/>rcipher_params_t cipher_params = rectangle_init_key(main_key);</text:p>
      <text:p text:style-name="Standard"/>
      <text:p text:style-name="Standard"><text:tab/>for(i = 0; i &lt; 25; ++i)</text:p>
      <text:p text:style-name="Standard"><text:tab/>{</text:p>
      <text:p text:style-name="Standard"><text:tab/><text:tab/>if(i != 24)</text:p>
      <text:p text:style-name="Standard"><text:tab/><text:tab/><text:tab/>get_round_key(cipher_params);</text:p>
      <text:p text:style-name="Standard"><text:tab/><text:tab/>else</text:p>
      <text:p text:style-name="Standard"><text:tab/><text:tab/><text:tab/>get_key25(cipher_params);</text:p>
      <text:p text:style-name="Standard"><text:tab/><text:tab/><text:tab/><text:tab/><text:tab/></text:p>
      <text:p text:style-name="Standard"><text:tab/><text:tab/>printf("Sub-key of round %d:\n", i + 1);</text:p>
      <text:p text:style-name="Standard"/>
      <text:p text:style-name="Standard"><text:tab/><text:tab/>for(j = 0; j &lt; 4; ++j)</text:p>
      <text:p text:style-name="Standard"><text:tab/><text:tab/><text:tab/>printf("%04x\n", cipher_params-&gt;sub_key[j]);</text:p>
      <text:p text:style-name="Standard"><text:tab/><text:tab/>printf("\n");</text:p>
      <text:p text:style-name="Standard"><text:tab/>}</text:p>
      <text:p text:style-name="Standard"/>
      <text:p text:style-name="Standard"><text:tab/>rectangle_destroy(cipher_params);</text:p>
      <text:p text:style-name="Standard"/>
      <text:p text:style-name="Standard"/>
      <text:p text:style-name="Standard"><text:tab/>printf("\n\nTesting encryption...\n");</text:p>
      <text:p text:style-name="Standard"><text:tab/>cipher_params = rectangle_init_key(main_key);</text:p>
      <text:p text:style-name="Standard"/>
      <text:p text:style-name="Standard"><text:tab/>union state ctext_struct;</text:p>
      <text:p text:style-name="Standard"><text:tab/></text:p>
      <text:p text:style-name="Standard"><text:tab/>for(i = 0; i &lt; 4; ++i)</text:p>
      <text:p text:style-name="Standard"><text:tab/>{</text:p>
      <text:p text:style-name="Standard"><text:tab/><text:tab/>ctext_struct.byte_array[i] = 0xffff;</text:p>
      <text:p text:style-name="Standard"><text:tab/><text:tab/>printf("%04x\n", ctext_struct.byte_array[i]);</text:p>
      <text:p text:style-name="Standard"><text:tab/>}</text:p>
      <text:p text:style-name="Standard"/>
      <text:p text:style-name="Standard"><text:tab/>encrypt_64bit_block(cipher_params, &amp;ctext_struct);</text:p>
      <text:p text:style-name="Standard"/>
      <text:p text:style-name="Standard"><text:tab/>printf("\nCiphertext:\n");</text:p>
      <text:p text:style-name="Standard"><text:tab/>for(i = 0; i &lt; 4; ++i)</text:p>
      <text:p text:style-name="Standard"><text:tab/><text:tab/>printf("%04x\n", ctext_struct.byte_array[i]);</text:p>
      <text:p text:style-name="Standard"/>
      <text:p text:style-name="Standard"><text:tab/>rectangle_destroy(cipher_params)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2T11:16:36.897857548</meta:creation-date>
    <dc:date>2023-09-22T11:17:31.410334896</dc:date>
    <meta:editing-duration>PT5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40" meta:word-count="94" meta:character-count="922" meta:non-whitespace-character-count="791"/>
  </office:meta>
</office:document-meta>
</file>